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2" svg:font-family="Verdana" style:font-adornments="Normal" style:font-family-generic="swiss" style:font-pitch="variable"/>
    <style:font-face style:name="Verdana3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" fo:font-size="10pt" style:font-size-asian="10pt" style:font-size-complex="10pt"/>
    </style:style>
    <style:style style:name="P2" style:family="paragraph" style:parent-style-name="Titre_20_document">
      <style:text-properties fo:font-size="15pt" style:font-size-asian="15pt" style:font-size-complex="15pt"/>
    </style:style>
    <style:style style:name="P3" style:family="paragraph" style:parent-style-name="Standard">
      <style:text-properties officeooo:rsid="000d9e0a" officeooo:paragraph-rsid="000d9e0a"/>
    </style:style>
    <style:style style:name="P4" style:family="paragraph" style:parent-style-name="Standard">
      <style:text-properties officeooo:rsid="001c5277" officeooo:paragraph-rsid="001c5277"/>
    </style:style>
    <style:style style:name="P5" style:family="paragraph" style:parent-style-name="Standard">
      <style:text-properties officeooo:rsid="0020a31f" officeooo:paragraph-rsid="0020a31f"/>
    </style:style>
    <style:style style:name="P6" style:family="paragraph" style:parent-style-name="Standard">
      <style:text-properties officeooo:rsid="00861f2d" officeooo:paragraph-rsid="00861f2d"/>
    </style:style>
    <style:style style:name="P7" style:family="paragraph" style:parent-style-name="Standard">
      <style:text-properties fo:font-weight="bold" officeooo:rsid="00861f2d" officeooo:paragraph-rsid="001c5277" style:font-weight-asian="bold" style:font-weight-complex="bold"/>
    </style:style>
    <style:style style:name="P8" style:family="paragraph" style:parent-style-name="Contents_20_4">
      <style:text-properties style:font-name="Verdana" fo:font-size="9pt" style:font-size-asian="9pt" style:font-size-complex="9pt"/>
    </style:style>
    <style:style style:name="P9" style:family="paragraph" style:parent-style-name="Contents_20_4">
      <style:text-properties officeooo:paragraph-rsid="0027dabe"/>
    </style:style>
    <style:style style:name="P10" style:family="paragraph" style:parent-style-name="Standard">
      <style:paragraph-properties fo:margin-left="1cm" fo:margin-right="0cm" fo:text-indent="0cm" style:auto-text-indent="false"/>
      <style:text-properties officeooo:rsid="000d9e0a" officeooo:paragraph-rsid="000d9e0a"/>
    </style:style>
    <style:style style:name="P11" style:family="paragraph" style:parent-style-name="Standard">
      <style:paragraph-properties fo:margin-left="1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1cm" fo:margin-right="0cm" fo:text-indent="0cm" style:auto-text-indent="false"/>
      <style:text-properties officeooo:paragraph-rsid="00785e25"/>
    </style:style>
    <style:style style:name="P13" style:family="paragraph" style:parent-style-name="Titre_20_Action" style:list-style-name="numerotation_20_pst">
      <style:paragraph-properties fo:margin-left="1cm" fo:margin-right="0cm" fo:text-indent="0cm" style:auto-text-indent="false">
        <style:tab-stops/>
      </style:paragraph-properties>
    </style:style>
    <style:style style:name="P14" style:family="paragraph" style:parent-style-name="Titre_20_OO" style:list-style-name="numerotation_20_pst">
      <style:paragraph-properties fo:margin-left="1cm" fo:margin-right="0cm" fo:text-indent="0cm" style:auto-text-indent="false"/>
    </style:style>
    <style:style style:name="P15" style:family="paragraph" style:parent-style-name="Titre_20_OS" style:list-style-name="numerotation_20_pst">
      <style:paragraph-properties fo:margin-left="1cm" fo:margin-right="0cm" fo:text-indent="0cm" style:auto-text-indent="false"/>
    </style:style>
    <style:style style:name="P16" style:family="paragraph" style:parent-style-name="Titre_20_Sous-Action" style:list-style-name="numerotation_20_pst">
      <style:paragraph-properties fo:margin-left="1cm" fo:margin-right="0cm" fo:text-indent="0cm" style:auto-text-indent="false"/>
      <style:text-properties officeooo:paragraph-rsid="00785e25"/>
    </style:style>
    <style:style style:name="P17" style:family="paragraph" style:parent-style-name="Titre_20_Sous-Tache">
      <style:text-properties officeooo:rsid="00962ba8" officeooo:paragraph-rsid="00962ba8"/>
    </style:style>
    <style:style style:name="P18" style:family="paragraph" style:parent-style-name="Titre_20_Tache" style:list-style-name="numerotation_20_pst">
      <style:paragraph-properties fo:margin-left="1cm" fo:margin-right="0cm" fo:text-indent="0cm" style:auto-text-indent="false"/>
      <style:text-properties officeooo:rsid="00751395" officeooo:paragraph-rsid="00785e25"/>
    </style:style>
    <style:style style:name="T1" style:family="text">
      <style:text-properties officeooo:rsid="0008e61d"/>
    </style:style>
    <style:style style:name="T2" style:family="text">
      <style:text-properties officeooo:rsid="00108375"/>
    </style:style>
    <style:style style:name="T3" style:family="text">
      <style:text-properties loext:padding="0.049cm" loext:border="0.06pt solid #99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tre <text:span text:style-name="T1">document</text:span></text:p>
      <text:p text:style-name="Standard"/>
      <text:p text:style-name="Contents_20_Heading">Titre table des matières</text:p>
      <text:p text:style-name="Contents_20_1">Table des matières niv 1</text:p>
      <text:p text:style-name="Contents_20_2">Table des matières niv 2</text:p>
      <text:p text:style-name="Contents_20_3">Table des matières niv 3</text:p>
      <text:p text:style-name="P8">Table des matières niv 4</text:p>
      <text:p text:style-name="Contents_20_5">Table des matières niv 5</text:p>
      <text:p text:style-name="Contents_20_1"><text:span text:style-name="Couleur_20_niv_20_1">Couleur niv 1</text:span></text:p>
      <text:p text:style-name="Contents_20_2"><text:span text:style-name="Couleur_20_niv_20_2">Couleur niv 2</text:span></text:p>
      <text:p text:style-name="Contents_20_3"><text:span text:style-name="Couleur_20_niv_20_3">Couleur niv 3</text:span></text:p>
      <text:p text:style-name="P9"><text:span text:style-name="Couleur_20_niv_20_4">Couleur niv 4</text:span></text:p>
      <text:p text:style-name="Contents_20_5"><text:span text:style-name="Couleur_20_niv_20_5"><text:span text:style-name="T3">Couleur niv 5</text:span></text:span></text:p>
      <text:p text:style-name="P5"/>
      <text:p text:style-name="Standard"/>
      <text:p text:style-name="Titre_20_document_20_1">Titre document <text:span text:style-name="T2">1</text:span></text:p>
      <text:p text:style-name="P3"/>
      <text:list xml:id="list1761011415" text:style-name="numerotation_20_pst">
        <text:list-item>
          <text:h text:style-name="P15" text:outline-level="1">Titre OS</text:h>
        </text:list-item>
      </text:list>
      <text:p text:style-name="P10"/>
      <text:list xml:id="list95244038137741" text:continue-numbering="true" text:style-name="numerotation_20_pst">
        <text:list-item>
          <text:list>
            <text:list-item>
              <text:h text:style-name="P14" text:outline-level="2">Titre OO</text:h>
            </text:list-item>
          </text:list>
        </text:list-item>
      </text:list>
      <text:p text:style-name="P10"/>
      <text:list xml:id="list95245427594216" text:continue-numbering="true" text:style-name="numerotation_20_pst">
        <text:list-item>
          <text:list>
            <text:list-item>
              <text:list>
                <text:list-item>
                  <text:h text:style-name="P13" text:outline-level="3">Titre Action</text:h>
                </text:list-item>
              </text:list>
            </text:list-item>
          </text:list>
        </text:list-item>
      </text:list>
      <text:p text:style-name="P11"/>
      <text:list xml:id="list95244299351948" text:continue-numbering="true" text:style-name="numerotation_20_pst">
        <text:list-item>
          <text:list>
            <text:list-item>
              <text:list>
                <text:list-item>
                  <text:list>
                    <text:list-item>
                      <text:h text:style-name="P16" text:outline-level="4">Titre Sous-Action</text:h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95244680948577" text:continue-numbering="true" text:style-name="numerotation_20_p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8" text:outline-level="5">Titre Tache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95245072819550" text:continue-numbering="true" text:style-name="numerotation_20_p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7" text:outline-level="6">Titre Fictif Sous-Tache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Tableau_20_libellé">Tableau libellé</text:p>
      <text:p text:style-name="P3"/>
      <text:p text:style-name="Tableau_20_valeur">Tableau valeur</text:p>
      <text:p text:style-name="P3"/>
      <text:p text:style-name="Santé-bon">Santé-bon</text:p>
      <text:p text:style-name="P4"/>
      <text:p text:style-name="Santé-risque">Santé-risque</text:p>
      <text:p text:style-name="P4"/>
      <text:p text:style-name="Santé-blocage">Santé-blocage</text:p>
      <text:p text:style-name="P7"/>
      <text:p text:style-name="xSmallText">Très petit texte</text:p>
      <text:p text:style-name="P6"/>
      <text:p text:style-name="smallText">Petit texte</text:p>
      <text:p text:style-name="P6"/>
      <text:p text:style-name="largeText">Grand texte</text:p>
      <text:p text:style-name="P6"/>
      <text:p text:style-name="xLargeText">Très grand tex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2" svg:font-family="Verdana" style:font-adornments="Normal" style:font-family-generic="swiss" style:font-pitch="variable"/>
    <style:font-face style:name="Verdana3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Verdana2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2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>
      <style:text-properties style:font-name="Verdana2" fo:font-family="Verdana" style:font-style-name="Normal" style:font-family-generic="swiss" style:font-pitch="variable" fo:font-size="10pt"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loext:opacity="100%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loext:opacity="100%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loext:opacity="100%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document" style:display-name="Titre document" style:family="paragraph" style:parent-style-name="Standard" style:next-style-name="Standard">
      <loext:graphic-properties draw:fill="none" draw:fill-color="#9999ff"/>
      <style:paragraph-properties fo:margin-top="0cm" fo:margin-bottom="0.199cm" style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loext:opacity="100%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3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  <style:text-properties style:font-name="Verdana3" fo:font-family="Verdana" style:font-style-name="Regular" style:font-family-generic="swiss" style:font-pitch="variable" fo:font-size="8pt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style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style:contextual-spacing="false" fo:background-color="transparent"/>
      <style:text-properties fo:color="#000080" loext:opacity="100%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Titre_20_Tache" style:display-name="Titre Tache" style:family="paragraph" style:parent-style-name="Titre_20_OS" style:default-outline-level="5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re_20_Sous-Action" style:display-name="Titre Sous-Action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9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Titre_20_Sous-Tache" style:display-name="Titre Sous-Tache" style:family="paragraph" style:parent-style-name="Titre_20_OS" style:default-outline-level="6" style:list-style-name="numerotation_20_pst" style:master-page-name="">
      <style:paragraph-properties fo:margin-left="-0.199cm" fo:margin-right="0cm" fo:orphans="2" fo:widows="2" fo:text-indent="0cm" style:auto-text-indent="false" style:page-number="auto">
        <style:tab-stops/>
      </style:paragraph-properties>
      <style:text-properties fo:font-size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Couleur_20_niv_20_1" style:display-name="Couleur niv 1" style:family="text">
      <style:text-properties style:font-name="Verdana2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2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2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3" fo:font-family="Verdana" style:font-style-name="Regular" style:font-family-generic="swiss" style:font-pitch="variable" fo:font-size="9pt" officeooo:rsid="0027dabe" style:font-size-asian="9pt" style:font-name-complex="Lohit Hindi1" style:font-family-complex="'Lohit Hindi'" style:font-size-complex="9pt" loext:padding="0.049cm" loext:border="0.51pt solid #3399ff"/>
    </style:style>
    <style:style style:name="Couleur_20_niv_20_5" style:display-name="Couleur niv 5" style:family="text">
      <style:text-properties style:font-name="Verdana3" fo:font-family="Verdana" style:font-style-name="Regular" style:font-family-generic="swiss" style:font-pitch="variable" fo:font-size="8pt" loext:padding="0.049cm" loext:border="0.06pt solid #66fff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erotation_20_pst" style:display-name="numerotation pst">
      <text:list-level-style-number text:level="1" text:style-name="Couleur_20_niv_20_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<text:page-number text:select-page="current">1</text:page-number><text:s/>De <text:page-count>1</text:page-count><text:tab/><text:date style:data-style-name="N37" text:date-value="2013-11-14T15:17:50.820000255" text:fixed="true">14/11/13</text:date><text:tab/><text:time style:data-style-name="N41" text:time-value="2014-01-07T13:24:00.980000048" text:fixed="true">13:24:00</text:ti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 </meta:initial-creator>
    <meta:creation-date>2013-06-14T09:21:12</meta:creation-date>
    <dc:date>2021-06-29T21:07:44.599038422</dc:date>
    <meta:editing-duration>P1DT26M1S</meta:editing-duration>
    <meta:editing-cycles>283</meta:editing-cycles>
    <meta:generator>LibreOffice/7.0.2.2$Linux_X86_64 LibreOffice_project/00$Build-2</meta:generator>
    <meta:document-statistic meta:table-count="0" meta:image-count="0" meta:object-count="0" meta:page-count="1" meta:paragraph-count="29" meta:word-count="89" meta:character-count="491" meta:non-whitespace-character-count="434"/>
    <meta:user-defined meta:name="Info 1"/>
    <meta:user-defined meta:name="Info 2"/>
    <meta:user-defined meta:name="Info 3"/>
    <meta:user-defined meta:name="Info 4"/>
  </office:meta>
</office:document-meta>
</file>